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paragraph-rsid="00047439" style:font-size-asian="19.25pt" style:font-size-complex="22pt"/>
    </style:style>
    <style:style style:name="P2" style:family="paragraph" style:parent-style-name="Standard">
      <style:text-properties fo:font-size="22pt" officeooo:rsid="00047439" officeooo:paragraph-rsid="00047439" style:font-size-asian="19.25pt" style:font-size-complex="22pt"/>
    </style:style>
    <style:style style:name="T1" style:family="text">
      <style:text-properties officeooo:rsid="000474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 layout that arranges its children into rows and columns.</text:span></text:p>
      <text:p text:style-name="P1"><text:span text:style-name="T1">=&gt; It consists of a number of TableRow objects, each defining a row.</text:span></text:p>
      <text:p text:style-name="P1"><text:span text:style-name="T1">=&gt; It does not display border lines for their rows, columns, or cells.</text:span></text:p>
      <text:p text:style-name="P1"><text:span text:style-name="T1">=&gt; Each row has zero or more cells, each can hold one View object.</text:span></text:p>
      <text:p text:style-name="P1"><text:span text:style-name="T1">=&gt; The table has as many columns as the row with the most cells.</text:span></text:p>
      <text:p text:style-name="P1"><text:span text:style-name="T1">=&gt; <text:s/>A table can leave cells empty.</text:span></text:p>
      <text:p text:style-name="P2">=&gt; Cells can span columns as they can in HTML</text:p>
      <text:p text:style-name="P2">=&gt; The width of the column is defined by the row with the widest cell in that column.</text:p>
      <text:p text:style-name="P2">=&gt; A TableLayout can specify a certain column as <text:s/>shrinkable or stretchable with setColumnShrinkable() or setColumnStretchable(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9:35:04.738198957</meta:creation-date>
    <meta:generator>LibreOffice/6.2.7.1$Linux_X86_64 LibreOffice_project/20$Build-1</meta:generator>
    <dc:date>2019-10-04T19:44:57.582173760</dc:date>
    <meta:editing-duration>PT9M57S</meta:editing-duration>
    <meta:editing-cycles>1</meta:editing-cycles>
    <meta:document-statistic meta:table-count="0" meta:image-count="0" meta:object-count="0" meta:page-count="1" meta:paragraph-count="9" meta:word-count="115" meta:character-count="619" meta:non-whitespace-character-count="510"/>
  </office:meta>
</office:document-meta>
</file>